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5.1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tor steps calculation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Default"/>
        <table:table-column table:style-name="co5" table:default-cell-style-name="ce1"/>
        <table:table-column table:style-name="co4" table:number-columns-repeated="2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1 X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2 Y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23 Cyclo 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(P-L)/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Big Pulley</text:p>
          </table:table-cell>
          <table:table-cell office:value-type="float" office:value="130" calcext:value-type="float">
            <text:p>130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3]/[.B4]" office:value-type="float" office:value="0.123076923076923" calcext:value-type="float">
            <text:p>0.123076923076923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3]-[.G4])/[.G4]" office:value-type="float" office:value="0.0294117647058824" calcext:value-type="float">
            <text:p>0.02941176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5]*(([.B6]/[.B7]))))" office:value-type="float" office:value="18.0555555555556" calcext:value-type="float">
            <text:p>18.0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5]*(([.G6]/[.G7]))))" office:value-type="float" office:value="75.5555555555556" calcext:value-type="float">
            <text:p>75.5555555555556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3 Z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4 A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Cyclo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<text:span text:style-name="T1">P</text:span>ins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(P-L)/L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4" office:value-type="string" calcext:value-type="string">
            <text:p><text:span text:style-name="T1">L</text:span>obs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13]/[.B14]" office:value-type="float" office:value="0.166666666666667" calcext:value-type="float">
            <text:p>0.166666666666667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([.G13]-[.G14])/[.G14]" office:value-type="float" office:value="0.0476190476190476" calcext:value-type="float">
            <text:p>0.0476190476190476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Steps Per Deg</text:p>
          </table:table-cell>
          <table:table-cell table:style-name="ce6" table:formula="of:=1/(([.B15]*(([.B16]/[.B17]))))" office:value-type="float" office:value="13.3333333333333" calcext:value-type="float">
            <text:p>1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15]*(([.G16]/[.G17]))))" office:value-type="float" office:value="93.3333333333333" calcext:value-type="float">
            <text:p>9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Joint</text:p>
          </table:table-cell>
          <table:table-cell table:style-name="ce1" office:value-type="string" calcext:value-type="string">
            <text:p>J5 B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Joint</text:p>
          </table:table-cell>
          <table:table-cell table:style-name="ce1" office:value-type="string" calcext:value-type="string">
            <text:p>J6 C</text:p>
          </table:table-cell>
          <table:table-cell table:style-name="ce1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Nema 17 Pulle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4" office:value-type="string" calcext:value-type="string">
            <text:p>Small Pulley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Big Pulley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Big Pulley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tio</text:p>
          </table:table-cell>
          <table:table-cell table:formula="of:=[.B23]/[.B24]" office:value-type="float" office:value="0.266666666666667" calcext:value-type="float">
            <text:p>0.266666666666667</text:p>
          </table:table-cell>
          <table:table-cell table:number-columns-repeated="3"/>
          <table:table-cell office:value-type="string" calcext:value-type="string">
            <text:p>Ratio</text:p>
          </table:table-cell>
          <table:table-cell table:formula="of:=[.G23]/[.G24]" office:value-type="float" office:value="0.266666666666667" calcext:value-type="float">
            <text:p>0.26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string" calcext:value-type="string">
            <text:p>Motor Steps Degree</text:p>
          </table:table-cell>
          <table:table-cell office:value-type="float" office:value="1.8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Micro Steps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Steps Per Deg</text:p>
          </table:table-cell>
          <table:table-cell table:style-name="ce6" table:formula="of:=1/(([.B25]*(([.B26]/[.B27]))))" office:value-type="float" office:value="33.3333333333333" calcext:value-type="float">
            <text:p>3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  <table:table-cell table:style-name="ce5" office:value-type="string" calcext:value-type="string">
            <text:p>Steps Per Deg</text:p>
          </table:table-cell>
          <table:table-cell table:style-name="ce6" table:formula="of:=1/(([.G25]*(([.G26]/[.G27]))))" office:value-type="float" office:value="33.3333333333333" calcext:value-type="float">
            <text:p>33.3333333333333</text:p>
          </table:table-cell>
          <table:table-cell office:value-type="string" calcext:value-type="string">
            <text:p>1 / ((<text:span text:style-name="T1">Ratio</text:span> * (Motor Steps Degree / Micro Steps)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 style:data-style-name="N2" text:time-value="13:50:15.255624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27T14:15:20.600036249</dc:date>
    <meta:editing-duration>PT4H26M3S</meta:editing-duration>
    <meta:editing-cycles>16</meta:editing-cycles>
    <meta:generator>LibreOffice/24.2.7.2$Linux_X86_64 LibreOffice_project/420$Build-2</meta:generator>
    <meta:print-date>2024-09-28T11:38:27.887793461</meta:print-date>
    <meta:document-statistic meta:table-count="1" meta:cell-count="111" meta:object-count="0"/>
  </office:meta>
</office:document-meta>
</file>